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23d254" officeooo:paragraph-rsid="0023d25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fc389" officeooo:paragraph-rsid="001fc3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506bd"/>
    </style:style>
    <style:style style:name="P5" style:family="paragraph" style:parent-style-name="Standard">
      <style:paragraph-properties fo:text-align="start" style:justify-single-word="false"/>
      <style:text-properties officeooo:paragraph-rsid="0026ad38"/>
    </style:style>
    <style:style style:name="P6" style:family="paragraph" style:parent-style-name="Standard">
      <style:paragraph-properties fo:text-align="start" style:justify-single-word="false"/>
      <style:text-properties officeooo:paragraph-rsid="00276972"/>
    </style:style>
    <style:style style:name="P7" style:family="paragraph" style:parent-style-name="Standard">
      <style:paragraph-properties fo:text-align="start" style:justify-single-word="false"/>
      <style:text-properties fo:font-weight="bold" officeooo:rsid="00276972" officeooo:paragraph-rsid="00276972" style:font-weight-asian="bold" style:font-weight-complex="bold"/>
    </style:style>
    <style:style style:name="P8" style:family="paragraph" style:parent-style-name="Text_20_body" style:list-style-name="L1">
      <style:paragraph-properties fo:padding="0.049cm" fo:border="0.06pt solid #d9d9e3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76972" officeooo:paragraph-rsid="00276972" style:font-weight-asian="bold" style:font-weight-complex="bold"/>
    </style:style>
    <style:style style:name="P10" style:family="paragraph" style:parent-style-name="Text_20_body" style:list-style-name="L3">
      <style:paragraph-properties fo:text-align="start" style:justify-single-word="false"/>
      <style:text-properties fo:font-weight="bold" officeooo:rsid="00276972" officeooo:paragraph-rsid="00276972" style:font-weight-asian="bold" style:font-weight-complex="bold"/>
    </style:style>
    <style:style style:name="P11" style:family="paragraph" style:parent-style-name="Text_20_body" style:list-style-name="L2">
      <style:paragraph-properties fo:padding="0.049cm" fo:border="0.06pt solid #d9d9e3"/>
    </style:style>
    <style:style style:name="P12" style:family="paragraph" style:parent-style-name="Text_20_body" style:list-style-name="L2">
      <style:paragraph-properties fo:padding="0.049cm" fo:border="0.06pt solid #d9d9e3"/>
      <style:text-properties officeooo:paragraph-rsid="00276972"/>
    </style:style>
    <style:style style:name="P13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fo:font-size="12pt" fo:font-weight="normal" officeooo:rsid="002506bd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6ad3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officeooo:rsid="002506bd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26ad38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76972" style:font-size-asian="12pt" style:font-weight-asian="bold" style:font-size-complex="12pt" style:font-weight-complex="bold" loext:padding="0.049cm" loext:border="0.06pt solid #d9d9e3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size-complex="12pt" loext:padding="0.049cm" loext:border="0.06pt solid #d9d9e3"/>
    </style:style>
    <style:style style:name="T9" style:family="text">
      <style:text-properties fo:font-size="12pt" officeooo:rsid="00276972" style:font-size-asian="12pt" style:font-size-complex="12pt" loext:padding="0.049cm" loext:border="0.06pt solid #d9d9e3"/>
    </style:style>
    <style:style style:name="T10" style:family="text">
      <style:text-properties fo:font-variant="normal" fo:text-transform="none" fo:color="#0f0f0f" loext:opacity="100%" style:font-name="S hne" fo:letter-spacing="normal" fo:font-style="normal"/>
    </style:style>
    <style:style style:name="T11" style:family="text">
      <style:text-properties fo:font-variant="normal" fo:text-transform="none" fo:color="#0f0f0f" loext:opacity="100%" style:font-name="S hne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f0f0f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phrasal verb</text:span> </text:p>
      <text:p text:style-name="P2"/>
      <text:p text:style-name="P4"><text:span text:style-name="T4">go to sleep</text:span><text:span text:style-name="T1"> (acostarse, irse a dormir) Es una manera común de expresar la acción de comenzar el proceso de dormir o descansar.</text:span></text:p>
      <text:p text:style-name="P1"/>
      <text:p text:style-name="P5"><text:span text:style-name="T5">Ask for </text:span><text:span text:style-name="T2">(pedir, solicitar) </text:span><text:span text:style-name="T12">Es un phrasal verb versátil que se puede usar en diversas situaciones donde se necesita pedir algo o buscar información o asistencia</text:span><text:span text:style-name="T11">.</text:span><text:span text:style-name="T3"> </text:span></text:p>
      <text:p text:style-name="P5"><text:span text:style-name="T3"/></text:p>
      <text:p text:style-name="P7"><text:span text:style-name="T7">Put Down :</text:span></text:p>
      <text:p text:style-name="P6"/>
      <text:list xml:id="list2704771539" text:style-name="L2">
        <text:list-item>
          <text:p text:style-name="P12"><text:span text:style-name="Strong_20_Emphasis"><text:span text:style-name="T8">Dejar o colocar algo en una superficie: "Put down the book on the table." (Deja el libro en la mesa.)</text:span></text:span></text:p>
        </text:list-item>
        <text:list-item>
          <text:p text:style-name="P11"><text:span text:style-name="Strong_20_Emphasis"><text:span text:style-name="T13">Bajar a alguien o algo de un lugar elevado:</text:span></text:span> "Put down the box from the shelf." (Baja la caja del estante.)</text:p>
        </text:list-item>
        <text:list-item>
          <text:p text:style-name="P11"><text:span text:style-name="Strong_20_Emphasis"><text:span text:style-name="T13">Matar a un animal:</text:span></text:span> En algunos contextos, "put down" puede usarse como una expresión más suave para referirse a la eutanasia de un animal, especialmente en el caso de mascotas.</text:p>
        </text:list-item>
        <text:list-item>
          <text:p text:style-name="P11"><text:span text:style-name="Strong_20_Emphasis"><text:span text:style-name="T13">Menospreciar o desvalorizar a alguien:</text:span></text:span> En un sentido figurado, "put down" también puede significar menospreciar o desvalorizar a alguien, como en "He always tries to put me down in front of others."</text:p>
        </text:list-item>
      </text:list>
      <text:p text:style-name="P9"><text:span text:style-name="T7">wake Up:</text:span></text:p>
      <text:list xml:id="list3852462557" text:style-name="L3">
        <text:list-item>
          <text:p text:style-name="P10"><text:span text:style-name="Strong_20_Emphasis"><text:span text:style-name="T9">Despertarse uno mismo:</text:span></text:span><text:span text:style-name="Strong_20_Emphasis"><text:span text:style-name="T6"> "I wake up early every morning." (Me despierto temprano todas las mañanas.)</text:span></text:span></text:p>
        </text:list-item>
        <text:list-item>
          <text:p text:style-name="P13"><text:span text:style-name="Strong_20_Emphasis"><text:span text:style-name="T13">Despertar a alguien:</text:span></text:span> "She tries to wake up her children for school." (Ella intenta despertar a sus hijos para la escuela.)</text:p>
        </text:list-item>
      </text:list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20:13:54.457000000</meta:creation-date>
    <dc:date>2023-11-29T16:25:06.135000000</dc:date>
    <meta:editing-duration>PT16H14M31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1" meta:word-count="201" meta:character-count="1128" meta:non-whitespace-character-count="942"/>
  </office:meta>
</office:document-meta>
</file>